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b101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b1017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7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XXXXV</text:span><text:span text:style-name="T7">I</text:span><text:span text:style-name="T6">I</text:span></text:p>
      <text:p text:style-name="P2"><text:span text:style-name="T8">Павел стоял у окна, разглядывая территорию отеля. Даша лежала на кровати, наблюдая за ним. </text:span></text:p>
      <text:p text:style-name="P2"><text:span text:style-name="T8">–Паш, а зачем мы вообще учили этот танец? </text:span></text:p>
      <text:p text:style-name="P2"><text:span text:style-name="T8">–Завтра все узнаешь. У тебя же завтра необычный день, правда?</text:span></text:p>
      <text:p text:style-name="P2"><text:span text:style-name="T8">–Да, можно и так сказать. </text:span></text:p>
      <text:p text:style-name="P2"><text:span text:style-name="T8">–Ну я постараюсь сделать его еще интереснее.</text:span></text:p>
      <text:p text:style-name="P2"><text:span text:style-name="T8">–Паш, мне скучно. Давай куда-нибудь съездим. </text:span></text:p>
      <text:p text:style-name="P2"><text:span text:style-name="T8">–Ну, раз так, тогда уж полетим. Есть у меня одна идея. </text:span></text:p>
      <text:p text:style-name="P2"><text:span text:style-name="T8">–Ура! Я тогда побежала одеваться! – сказала девушка и скрылась за дверцей шкафа. </text:span></text:p>
      <text:p text:style-name="P2"><text:span text:style-name="T8">Павел посмеялся. Достав телефон, он написал кому-то, после чего растянулся, потягиваясь с довольным видом на кровати. </text:span></text:p>
      <text:p text:style-name="P2"><text:span text:style-name="T8">Через полчаса вертолет медленно опускался на площадку, расположенную в одном из известных портов. Дул легкий ветер, принося с собой брызги и морской запах. Взяв Дашу за руку, Павел повел ее к большой белоснежной яхте. </text:span></text:p>
      <text:p text:style-name="P2"><text:span text:style-name="T8">–Какая красивая! Всегда мечтала покататься на яхте.</text:span></text:p>
      <text:p text:style-name="P2"><text:span text:style-name="T8">–Ну тогда прошу на борт, – улыбаясь сказал Павел.</text:span></text:p>
      <text:p text:style-name="P2"><text:span text:style-name="T8">–Она твоя? – спросила Даша, немного удивленно.</text:span></text:p>
      <text:p text:style-name="P2"><text:span text:style-name="T8">–Нет, не моя. Я не покупал пока яхту.</text:span></text:p>
      <text:p text:style-name="P2"><text:span text:style-name="T8">–Ну ладно. А я уж думала, что она твоя. Такая красивая, изящная, – сказала девушка, поднимаясь на борт. </text:span></text:p>
      <text:p text:style-name="P2"><text:span text:style-name="T8">–Ну сегодня она наша, а завтра будет видно. Это лучшая яхта в этом порту. </text:span></text:p>
      <text:p text:style-name="P2"><text:span text:style-name="T8">–А кто поведет? Где капитан? Где члены экипажа? </text:span></text:p>
      <text:p text:style-name="P2"><text:soft-page-break/><text:span text:style-name="T8">–Мы плывем вдвоем. Поведу ее я.</text:span></text:p>
      <text:p text:style-name="P2"><text:span text:style-name="T8">–Ты и это умеешь?!</text:span></text:p>
      <text:p text:style-name="P2"><text:span text:style-name="T8">–Ну да, умею. </text:span></text:p>
      <text:p text:style-name="P2"><text:span text:style-name="T8">Девушка стояла на палубе, обнимая Павла сзади, глядя то на белоснежные паруса, то на морскую гладь, и наслаждалась. Легкий ветер обдувал их лица. Алехин стоял у штурвала, спокойно управляя достаточно большим судном. В отель они вернулись уже около 11 вечера. Довольная и уставшая девушка упала на кровать.</text:span></text:p>
      <text:p text:style-name="P2"><text:span text:style-name="T8">–Это было восхитительно, Павел Алехин! – смеясь, сказала она.</text:span></text:p>
      <text:p text:style-name="P2"><text:span text:style-name="T8">–Рад, что тебе понравилось. А пока ложись спать, я скоро приду. Мне нужно обсудить кое-что с Евгением, – сказал он, коротко поцеловав девушку, и удалилс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3:02.482000000</meta:creation-date>
    <dc:date>2022-05-15T19:43:31.456000000</dc:date>
    <meta:editing-duration>PT29S</meta:editing-duration>
    <meta:editing-cycles>1</meta:editing-cycles>
    <meta:document-statistic meta:table-count="0" meta:image-count="0" meta:object-count="0" meta:page-count="2" meta:paragraph-count="24" meta:word-count="284" meta:character-count="1781" meta:non-whitespace-character-count="1502"/>
    <meta:generator>LibreOffice/7.2.2.2$Windows_X86_64 LibreOffice_project/02b2acce88a210515b4a5bb2e46cbfb63fe97d56</meta:generator>
  </office:meta>
</office:document-meta>
</file>